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icrosoft JhengHei fixed" svg:font-family="'Microsoft JhengHei fixed', 'Helvetica Neue', 'Microsoft JhengHei', Helvetica, 'Segoe UI',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212529" fo:font-size="11pt" officeooo:rsid="0059988c" officeooo:paragraph-rsid="0059988c" style:font-name-asian="Microsoft JhengHei fixed" style:font-size-asian="9.60000038146973pt" style:font-style-asian="normal" style:font-weight-asian="bold" style:font-size-complex="11pt"/>
    </style:style>
    <style:style style:name="P2" style:family="paragraph" style:parent-style-name="Heading_20_1">
      <style:paragraph-properties fo:text-align="start" style:justify-single-word="false"/>
      <style:text-properties fo:font-variant="normal" fo:text-transform="none" fo:color="#212529" fo:font-size="15pt" officeooo:rsid="0059988c" officeooo:paragraph-rsid="0059988c" style:font-name-asian="Microsoft JhengHei fixed" style:font-size-asian="15pt" style:font-style-asian="normal" style:font-weight-asian="bold" style:font-size-complex="15pt"/>
    </style:style>
    <style:style style:name="P3" style:family="paragraph" style:parent-style-name="Text_20_body">
      <style:paragraph-properties fo:margin-top="0in" fo:margin-bottom="0in" loext:contextual-spacing="false" fo:text-align="start" style:justify-single-word="false"/>
      <style:text-properties fo:font-size="9.10000038146973pt" fo:font-weight="normal" officeooo:rsid="0015e227" officeooo:paragraph-rsid="002c4b9e" style:font-size-asian="9.10000038146973pt" style:font-weight-asian="normal" style:font-size-complex="9.10000038146973pt" style:font-weight-complex="normal"/>
    </style:style>
    <style:style style:name="P4" style:family="paragraph" style:parent-style-name="Text_20_body">
      <style:paragraph-properties fo:margin-top="0in" fo:margin-bottom="0in" loext:contextual-spacing="false" fo:text-align="start" style:justify-single-word="false"/>
      <style:text-properties fo:font-size="9.10000038146973pt" fo:font-weight="normal" officeooo:rsid="0015e227" officeooo:paragraph-rsid="00936f19" style:font-size-asian="9.10000038146973pt" style:font-weight-asian="normal" style:font-size-complex="9.10000038146973pt" style:font-weight-complex="normal"/>
    </style:style>
    <style:style style:name="P5" style:family="paragraph" style:parent-style-name="Text_20_body">
      <style:paragraph-properties fo:margin-top="0in" fo:margin-bottom="0in" loext:contextual-spacing="false" fo:text-align="start" style:justify-single-word="false"/>
      <style:text-properties fo:font-size="9.10000038146973pt" fo:font-weight="normal" officeooo:rsid="0136c7b9" officeooo:paragraph-rsid="0136c7b9" style:font-size-asian="9.10000038146973pt" style:font-weight-asian="normal" style:font-size-complex="9.10000038146973pt" style:font-weight-complex="normal"/>
    </style:style>
    <style:style style:name="T1" style:family="text">
      <style:text-properties officeooo:rsid="012dbdc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亡國中的中國</text:h>
      <text:p text:style-name="P1"/>
      <text:p text:style-name="P4">不瞭解世界黑幫，那個神祕組織三角形人間地獄的人，看不懂當下中國的現狀！</text:p>
      <text:p text:style-name="P4"/>
      <text:p text:style-name="P4">自薄熙來唱紅打黑失敗，而鋃鐺入獄之後，中國就慢慢由紅幫的天下，慢慢變成了黑幫的天下！</text:p>
      <text:p text:style-name="P4"/>
      <text:p text:style-name="P4">黑幫之所以能勝紅幫，其制勝密器就是腦控！跟<text:span text:style-name="T1">51區UFO等一樣神祕的武器！紅黃藍幼兒園事件，就是黑幫控制的中國軍隊對不知情的無辜民衆做的一次比731部隊還無人性的人體實驗！</text:span></text:p>
      <text:p text:style-name="P4"/>
      <text:p text:style-name="P4">而今，這些畜生的黑幫還在中國以病毒之名，進行祕密清洗！中國的豬難道還看不懂軍隊進入上海和海南所謂何事嗎？！</text:p>
      <text:p text:style-name="P4"/>
      <text:p text:style-name="P4">紅幫與黑幫都是中國之不幸！但相較於後者，紅幫多少還在人類之中吧，世界黑幫，那可沒人性可言！這些畜生是屬於那種擅長把婦女兒童當成盾牌的東西！而這些作弊的東西卻把不折手段的下三爛而詭詐的行爲稱之爲偉大的智商！</text:p>
      <text:p text:style-name="P4"/>
      <text:p text:style-name="P4">我呸！去掉那些作弊的黑科技，這些畜生還剩下什麼？！</text:p>
      <text:p text:style-name="P4"/>
      <text:p text:style-name="P4">只盼天外有天，保佑中國，才能讓中國免於不幸！也保佑世界！</text:p>
      <text:p text:style-name="P4"/>
      <text:p text:style-name="P5">那些將黑幫引入中國的，終將成世界的千古罪人！</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icrosoft JhengHei fixed" svg:font-family="'Microsoft JhengHei fixed', 'Helvetica Neue', 'Microsoft JhengHei', Helvetica, 'Segoe UI',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tb-rl"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9:55:21.734665039</meta:creation-date>
    <meta:generator>LibreOffice/6.0.7.3$Linux_X86_64 LibreOffice_project/00m0$Build-3</meta:generator>
    <dc:date>2022-08-10T03:20:44.664313317</dc:date>
    <meta:editing-duration>PT21H30M44S</meta:editing-duration>
    <meta:editing-cycles>270</meta:editing-cycles>
    <meta:document-statistic meta:table-count="0" meta:image-count="0" meta:object-count="0" meta:page-count="1" meta:paragraph-count="9" meta:word-count="393" meta:character-count="398" meta:non-whitespace-character-count="398"/>
  </office:meta>
</office:document-meta>
</file>